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797.4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0.55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178.3pt"/>
    </style:style>
    <style:style style:name="co10" style:family="table-column">
      <style:table-column-properties fo:break-before="auto" style:column-width="213.99pt"/>
    </style:style>
    <style:style style:name="co11" style:family="table-column">
      <style:table-column-properties fo:break-before="auto" style:column-width="88.44pt"/>
    </style:style>
    <style:style style:name="co12" style:family="table-column">
      <style:table-column-properties fo:break-before="auto" style:column-width="99.75pt"/>
    </style:style>
    <style:style style:name="co13" style:family="table-column">
      <style:table-column-properties fo:break-before="auto" style:column-width="172.15pt"/>
    </style:style>
    <style:style style:name="co14" style:family="table-column">
      <style:table-column-properties fo:break-before="auto" style:column-width="25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b2b2b2"/>
    </style:style>
    <style:style style:name="ce11" style:family="table-cell" style:parent-style-name="Default" style:data-style-name="N10105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10105">
      <style:table-cell-properties style:text-align-source="fix" style:repeat-content="false" fo:border="0.06pt solid #000000"/>
      <style:paragraph-properties fo:text-align="center" fo:margin-left="0pt"/>
      <style:text-properties fo:color="#b2b2b2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ot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Nombre Persona</text:p>
          </table:table-cell>
          <table:table-cell table:style-name="ce3" office:value-type="string" calcext:value-type="string">
            <text:p>Nota</text:p>
          </table:table-cell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 office:value-type="string" calcext:value-type="string">
            <text:p>victorgg1993</text:p>
          </table:table-cell>
          <table:table-cell table:style-name="ce5" office:value-type="string" calcext:value-type="string">
            <text:p>Falta acabar de soldar la PCB de prototipo y empezar a programar.</text:p>
          </table:table-cell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ill of Material" table:style-name="ta1"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5" table:number-columns-repeated="2" table:default-cell-style-name="ce11"/>
        <table:table-column table:style-name="co10" table:default-cell-style-name="ce12"/>
        <table:table-column table:style-name="co5" table:default-cell-style-name="Default"/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3" office:value-type="string" calcext:value-type="string">
            <text:p>Código Kicad</text:p>
          </table:table-cell>
          <table:table-cell table:style-name="ce3" office:value-type="string" calcext:value-type="string">
            <text:p>Componente</text:p>
          </table:table-cell>
          <table:table-cell table:style-name="ce3" office:value-type="string" calcext:value-type="string">
            <text:p>Info extra</text:p>
          </table:table-cell>
          <table:table-cell table:style-name="ce3" office:value-type="string" calcext:value-type="string">
            <text:p>Unidades</text:p>
          </table:table-cell>
          <table:table-cell table:style-name="ce3" office:value-type="string" calcext:value-type="string">
            <text:p>Precio x ud.</text:p>
          </table:table-cell>
          <table:table-cell table:style-name="ce3" office:value-type="string" calcext:value-type="string">
            <text:p>Precio total</text:p>
          </table:table-cell>
          <table:table-cell table:style-name="ce3" office:value-type="string" calcext:value-type="string">
            <text:p>UR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M32F103CBT6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17" calcext:value-type="currency">
            <text:p>5,17 €</text:p>
          </table:table-cell>
          <table:table-cell table:formula="of:=[.E3]*[.F3]" office:value-type="currency" office:currency="EUR" office:value="5.17" calcext:value-type="currency">
            <text:p>5,17 €</text:p>
          </table:table-cell>
          <table:table-cell office:value-type="string" calcext:value-type="string">
            <text:p><text:a xlink:href="https://www.mouser.es/ProductDetail/STMicroelectronics/STM32F103C8T6?qs=sGAEpiMZZMuoKKEcg8mMKFb3BM%252BPMo%252BWO5nL6GJ6Dac%3D" xlink:type="simple">https://www.mouser.es/ProductDetail/STMicroelectronics/STM32F103C8T6?qs=sGAEpiMZZMuoKKEcg8mMKFb3BM%252BPMo%252BWO5nL6GJ6Dac%3D</text:a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074</text:p>
          </table:table-cell>
          <table:table-cell office:value-type="string" calcext:value-type="string">
            <text:p>operacional x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E4]*[.F4]" office:value-type="currency" office:currency="EUR" office:value="0.4" calcext:value-type="currency">
            <text:p>0,40 €</text:p>
          </table:table-cell>
          <table:table-cell office:value-type="string" calcext:value-type="string">
            <text:p><text:span text:style-name="T1"><text:a xlink:href="http://www.mouser.es/ProductDetail/STMicroelectronics/TL074CDT/?qs=sGAEpiMZZMtCHixnSjNA6InB%2F7I1ASRq7sXMq5REmZs%3D" xlink:type="simple">http://www.mouser.es/ProductDetail/STMicroelectronics/TL074CDT/?qs=sGAEpiMZZMtCHixnSjNA6InB%2f7I1ASRq7sXMq5REmZs%3d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AC8552</text:p>
          </table:table-cell>
          <table:table-cell table:style-name="ce13" office:value-type="string" calcext:value-type="string">
            <text:p>DAC dual 16 bit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currency" office:currency="EUR" office:value="6.78" calcext:value-type="currency">
            <text:p>6,78 €</text:p>
          </table:table-cell>
          <table:table-cell table:style-name="ce15" table:formula="of:=[.E5]*[.F5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pan text:style-name="T1"><text:a xlink:href="http://www.mouser.es/ProductDetail/Texas-Instruments/DAC8552IDGKR/?qs=sGAEpiMZZMvlCQNWg%252bk%2Fqm9mEprq75Im" xlink:type="simple">http://www.mouser.es/ProductDetail/Texas-Instruments/DAC8552IDGKR/?qs=sGAEpiMZZMvlCQNWg%252bk%2fqm9mEprq75Im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CP4822T-E</text:p>
          </table:table-cell>
          <table:table-cell office:value-type="string" calcext:value-type="string">
            <text:p>DAC dual 12 bi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7" calcext:value-type="currency">
            <text:p>2,70 €</text:p>
          </table:table-cell>
          <table:table-cell table:formula="of:=[.E6]*[.F6]" office:value-type="currency" office:currency="EUR" office:value="5.4" calcext:value-type="currency">
            <text:p>5,40 €</text:p>
          </table:table-cell>
          <table:table-cell office:value-type="string" calcext:value-type="string">
            <text:p><text:a xlink:href="https://www.mouser.es/ProductDetail/Microchip-Technology/MCP4822T-E-SN?qs=sGAEpiMZZMve4%2FbfQkoj%252BBDWf7AxdfpdU9Qadg01bMw%3D" xlink:type="simple">https://www.mouser.es/ProductDetail/Microchip-Technology/MCP4822T-E-SN?qs=sGAEpiMZZMve4%2FbfQkoj%252BBDWf7AxdfpdU9Qadg01bMw%3D</text:a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M13700</text:p>
          </table:table-cell>
          <table:table-cell office:value-type="string" calcext:value-type="string">
            <text:p>transconductance am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E7]*[.F7]" office:value-type="currency" office:currency="EUR" office:value="1" calcext:value-type="currency">
            <text:p>1,00 €</text:p>
          </table:table-cell>
          <table:table-cell office:value-type="string" calcext:value-type="string">
            <text:p><text:span text:style-name="T1"><text:a xlink:href="http://www.mouser.es/ProductDetail/Texas-Instruments/LM13700MX-NOPB/?qs=sGAEpiMZZMtDSiRz%252bYolvD8n5VWKm6dLlyXbqS8bD%252bg%3D" xlink:type="simple">http://www.mouser.es/ProductDetail/Texas-Instruments/LM13700MX-NOPB/?qs=sGAEpiMZZMtDSiRz%252bYolvD8n5VWKm6dLlyXbqS8bD%252bg%3d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4hc595</text:p>
          </table:table-cell>
          <table:table-cell office:value-type="string" calcext:value-type="string">
            <text:p>serial -&gt; paralel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E8]*[.F8]" office:value-type="currency" office:currency="EUR" office:value="0.4" calcext:value-type="currency">
            <text:p>0,40 €</text:p>
          </table:table-cell>
          <table:table-cell office:value-type="string" calcext:value-type="string">
            <text:p><text:span text:style-name="T1"><text:a xlink:href="http://www.mouser.es/ProductDetail/NXP-Semiconductors/74HC595BQ115/?qs=sGAEpiMZZMvKM5ialpXrmjFP%2FCpIyqZ0" xlink:type="simple">http://www.mouser.es/ProductDetail/NXP-Semiconductors/74HC595BQ115/?qs=sGAEpiMZZMvKM5ialpXrmjFP%2fCpIyqZ0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MBT3904</text:p>
          </table:table-cell>
          <table:table-cell office:value-type="string" calcext:value-type="string">
            <text:p>NP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E9]*[.F9]" office:value-type="currency" office:currency="EUR" office:value="0.09" calcext:value-type="currency">
            <text:p>0,09 €</text:p>
          </table:table-cell>
          <table:table-cell office:value-type="string" calcext:value-type="string">
            <text:p><text:span text:style-name="T1"><text:a xlink:href="http://www.mouser.es/ProductDetail/ON-Semiconductor/MMBT3904LT1G/?qs=sGAEpiMZZMtqO%252bWUGLBzeFkzZA8%252bVQOP" xlink:type="simple">http://www.mouser.es/ProductDetail/ON-Semiconductor/MMBT3904LT1G/?qs=sGAEpiMZZMtqO%252bWUGLBzeFkzZA8%252bVQOP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PSC04-41SURKWA</text:p>
          </table:table-cell>
          <table:table-cell office:value-type="string" calcext:value-type="string">
            <text:p>display 14 segmentos cátodo común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96" calcext:value-type="currency">
            <text:p>2,96 €</text:p>
          </table:table-cell>
          <table:table-cell table:formula="of:=[.E10]*[.F10]" office:value-type="currency" office:currency="EUR" office:value="5.92" calcext:value-type="currency">
            <text:p>5,92 €</text:p>
          </table:table-cell>
          <table:table-cell office:value-type="string" calcext:value-type="string">
            <text:p><text:span text:style-name="T1"><text:a xlink:href="http://www.mouser.es/ProductDetail/Kingbright/ACPSC04-41SURKWA/?qs=sGAEpiMZZMt7dcPGmvnkBsvhur0IJi1bU3gYdayV3mg%3D" xlink:type="simple">http://www.mouser.es/ProductDetail/Kingbright/ACPSC04-41SURKWA/?qs=sGAEpiMZZMt7dcPGmvnkBsvhur0IJi1bU3gYdayV3mg%3d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5532A</text:p>
          </table:table-cell>
          <table:table-cell office:value-type="string" calcext:value-type="string">
            <text:p>operacional x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3" calcext:value-type="currency">
            <text:p>0,83 €</text:p>
          </table:table-cell>
          <table:table-cell table:formula="of:=[.E11]*[.F11]" office:value-type="currency" office:currency="EUR" office:value="0.83" calcext:value-type="currency">
            <text:p>0,83 €</text:p>
          </table:table-cell>
          <table:table-cell table:style-name="ce5" office:value-type="string" calcext:value-type="string">
            <text:p><text:span text:style-name="T1"><text:a xlink:href="http://www.mouser.es/ProductDetail/Texas-Instruments/NE5532ADR/?qs=sGAEpiMZZMtCHixnSjNA6J5DQWv82hgvXAFi9oDCxJs%3D" xlink:type="simple">http://www.mouser.es/ProductDetail/Texas-Instruments/NE5532ADR/?qs=sGAEpiMZZMtCHixnSjNA6J5DQWv82hgvXAFi9oDCxJs%3d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P 4201</text:p>
          </table:table-cell>
          <table:table-cell office:value-type="string" calcext:value-type="string">
            <text:p>NP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E12]*[.F12]" office:value-type="currency" office:currency="EUR" office:value="0.4" calcext:value-type="currency">
            <text:p>0,40 €</text:p>
          </table:table-cell>
          <table:table-cell office:value-type="string" calcext:value-type="string">
            <text:p><text:span text:style-name="T1"><text:a xlink:href="http://www.mouser.es/ProductDetail/NXP-Semiconductors/PMP4201Y135/?qs=sGAEpiMZZMshyDBzk1%2FWi7dklbCN21lXBTxphN%252b2nZY%3D" xlink:type="simple">http://www.mouser.es/ProductDetail/NXP-Semiconductors/PMP4201Y135/?qs=sGAEpiMZZMshyDBzk1%2fWi7dklbCN21lXBTxphN%252b2nZY%3d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HMQKE010</text:p>
          </table:table-cell>
          <table:table-cell office:value-type="string" calcext:value-type="string">
            <text:p>Pulsadores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table:formula="of:=[.E13]*[.F13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s://www.mouser.es/ProductDetail/ALPS/SKHMQKE010?qs=4aVxpR%2FL9VL4fosWdAwGsQ" xlink:type="simple">https://www.mouser.es/ProductDetail/ALPS/SKHMQKE010?qs=4aVxpR%2FL9VL4fosWdAwGsQ</text:a>==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4]*[.F14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5]*[.F1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6]*[.F1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7]*[.F1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8]*[.F18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9]*[.F19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0]*[.F2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1]*[.F2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" office:value-type="string" calcext:value-type="string">
            <text:p>Total</text:p>
          </table:table-cell>
          <table:table-cell table:formula="of:=SUM([.G3:.G21])" office:value-type="currency" office:currency="EUR" office:value="19.61" calcext:value-type="currency">
            <text:p>19,61 €</text:p>
          </table:table-cell>
          <table:table-cell table:style-name="Default"/>
          <table:table-cell/>
        </table:table-row>
      </table:table>
      <table:table table:name="Configuracion_pines" table:style-name="ta1">
        <table:table-column table:style-name="co5" table:default-cell-style-name="Default"/>
        <table:table-column table:style-name="co5" table:default-cell-style-name="ce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º Pin</text:p>
          </table:table-cell>
          <table:table-cell table:style-name="ce3" office:value-type="string" calcext:value-type="string">
            <text:p>Nombre pin ARM</text:p>
          </table:table-cell>
          <table:table-cell table:style-name="ce3" office:value-type="string" calcext:value-type="string">
            <text:p>Uso que le damos</text:p>
          </table:table-cell>
          <table:table-cell table:style-name="ce3" office:value-type="string" calcext:value-type="string">
            <text:p>Notas</text:p>
          </table:table-cell>
          <table:table-cell/>
          <table:table-cell table:style-name="ce3" office:value-type="string" calcext:value-type="string">
            <text:p>Dato</text:p>
          </table:table-cell>
          <table:table-cell table:style-name="ce3" office:value-type="string" calcext:value-type="string">
            <text:p>Nº/Val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Bus datos</text:p>
          </table:table-cell>
          <table:table-cell table:style-name="ce4" office:value-type="string" calcext:value-type="string">
            <text:p>32 bi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F máxima</text:p>
          </table:table-cell>
          <table:table-cell table:style-name="ce4" office:value-type="string" calcext:value-type="string">
            <text:p>168MHz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Cortex</text:p>
          </table:table-cell>
          <table:table-cell table:style-name="ce4" office:value-type="string" calcext:value-type="string">
            <text:p>M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V trabajo</text:p>
          </table:table-cell>
          <table:table-cell table:style-name="ce4" office:value-type="string" calcext:value-type="string">
            <text:p>1.8~3.6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GPIO</text:p>
          </table:table-cell>
          <table:table-cell table:style-name="ce4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I2C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SPI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USB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8:58:03.051210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9:28:32.902144873</meta:creation-date>
    <meta:generator>LibreOffice/6.0.7.3$Linux_X86_64 LibreOffice_project/00m0$Build-3</meta:generator>
    <dc:date>2020-02-23T18:59:08.453322507</dc:date>
    <meta:editing-duration>PT51M35S</meta:editing-duration>
    <meta:editing-cycles>65</meta:editing-cycles>
    <meta:document-statistic meta:table-count="3" meta:cell-count="206" meta:object-count="0"/>
  </office:meta>
</office:document-meta>
</file>